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text-position="super 58%" style:text-underline-style="none"/>
    </style:style>
    <style:style style:name="T8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6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, beginning with page 2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ames McCosh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(Introductry[sic!])/</text:p>
      <text:p text:style-name="P2"/>
      <text:p text:style-name="P2">The necessity of arguing dispassionately/</text:p>
      <text:p text:style-name="P2">with intellectual youths./</text:p>
      <text:p text:style-name="P2"/>
      <text:p text:style-name="P2">Announcing the intention to deliver/</text:p>
      <text:p text:style-name="P2">a series of lectures on God, Revelation &amp; Immortality/</text:p>
      <text:p text:style-name="P2"/>
      <text:p text:style-name="P3">[Page 1]</text:p>
      <text:p text:style-name="P3">Brethren./</text:p>
      <text:p text:style-name="P3">As a matter of course I am not in full accord of sentiments/ with the pan-Presbyterian Council, still in session in our/ city. <text:s/>In <text:span text:style-name="T2">realty</text:span><text:span text:style-name="T4"> reality the proceedings of a vast meeting of representative/ men, who have been brought together from near and from far,/ for a purpose which they hold sacred, and which did and doubt-/-less will accomplish much good, must of necessity command/ respect, but most of the questions discussed at the convention,/ are of a character not likely to interest the world at large, and/ less than all that small portion of the human race, called/ "Israel". <text:s/>The urging of </text:span><text:span text:style-name="T2">the acceptance of</text:span><text:span text:style-name="T4"> dogmas repugnant to the belief in/ One all-sufficient Creator and Ruler; the enforce</text:span><text:span text:style-name="T2">ing effort to the</text:span><text:span text:style-name="T4"> of a Sab-/-bath, which is not the Sabbath of a Divine revelation;/ and the enjoining of a complex church discipline, which is at/ variance with the simple government of the Synagogue, such questions/ I say, and others of a similar nature, starting from points inadmis-/-sible in Judaism, and not even acceptable </text:span><text:soft-page-break/><text:span text:style-name="T4">to </text:span><text:span text:style-name="T2">the</text:span><text:span text:style-name="T4"> all Christen-/-dom, deny the Council a claim to universal attention./ <text:s/>Yet among the numerous topics submitted to the consideration/ of an </text:span><text:span text:style-name="T2">meeting</text:span><text:span text:style-name="T4"> assembly composed of learned ministers and laymen, some/ commend themselves to the reflection of Jews as well as Gentiles./</text:span></text:p>
      <text:p text:style-name="P3"><text:span text:style-name="T4"/></text:p>
      <text:p text:style-name="P3"><text:span text:style-name="T4">[Page 2]</text:span></text:p>
      <text:p text:style-name="P3"><text:span text:style-name="T4">Notably the remarks which fell from the lips of Dr/ James Mc'Cosh, President of Princeton college, have a/ direct application to all peoples and denominations./ <text:s/>The eminent Professor spoke wisely, when he advised the elders/ to deal tenderly with the young, in this age of unsettled opi-/-nions. <text:s/>I heartily agree with the views he advanced./ <text:s/>([ inserted by author) Educated youths need </text:span><text:span text:style-name="T2">our</text:span><text:span text:style-name="T4"> the sympathies and not the frowns of/ their more experienced </text:span><text:span text:style-name="T2">brethren</text:span><text:span text:style-name="T4"> fellow-creatures. <text:s/>Cultured young folks are not,/ as asserted, uniformly skeptical. <text:s/>They do not systematic-/-ally throw a doubt on every religious doctrine, but they waver,/ they halt between the old and the new. <text:s/>The fault is not/ theirs, </text:span><text:span text:style-name="T2">but</text:span><text:span text:style-name="T4"> it is of the time and circumstances in which they have/ been placed. <text:s/>They see a great deal in what is ancient,/ that conflicts with modern thought. <text:s/>They read books/ labeled "perfection" because their authors are confessedly/ high chiefs in the realms of science, masters in the art of composition. <text:s/>They find/ it difficult to decide between speculative theories, and theologic-/-al dogmas. <text:s/>They know not what to embrace and what to/ cast off. <text:s/>Still our young sons and daughters who have at all/ reflected upon the laws of nature, and upon man's faculties would/ resent as a personal insult the charge of having taught them-/-selves to become Atheists or Materialists./</text:span></text:p>
      <text:p text:style-name="P3"><text:span text:style-name="T4"/></text:p>
      <text:p text:style-name="P3"><text:span text:style-name="T4">[Page 3]</text:span></text:p>
      <text:p text:style-name="P3"><text:span text:style-name="T4">Unfortunately, however, they are drifting, unconsciously/ perhaps, into that channel of poisonous waters. <text:s/>A new/ name has been invented </text:span><text:span text:style-name="T2">for</text:span><text:span text:style-name="T4"> to represent thinking beings who remain in a/ state of uncertainty about religious principles--Agnosticism--/ Our children style themselves Agnostics. <text:s/>They neither receive nor repel prevailing beliefs,/ but Agnosticism breeds Indifferentism, and this is closely allied/ to a denial of God and of our accountability to Him./ <text:s/>How to avert the crisis should become the earnest and most/ anxious study of the lovers of mankind./</text:span></text:p>
      <text:p text:style-name="P3"><text:span text:style-name="T4">Dr McCosh counsels that we deal tenderly with our youths./ <text:s/>And the recommendation is excellent, as the person who gave/ ti is an excellent observer of the workings of the human mind./ <text:s/></text:span><text:span text:style-name="T2">He</text:span><text:span text:style-name="T4"> The Professor has the opportunity </text:span><text:span text:style-name="T2">to</text:span><text:span text:style-name="T4"> of searching into them, and he can ap-/-preciate the struggle of clashing ideas. <text:s/>His students find a/ theology that teaches the existence of an all-powerful Deity/ outside of nature; then again they meet with a system of/ science that argues against that seperate[sic!] existence, and tries to prove/ that the honor paid to the Deity is due to Nature. <text:s/>In one book the/ unity of design in the formation of every created object in the heaven/ above, on the earth beneath, and in the water under the earth is pointed/ at as suggesting the belief in a Divine Mind. <text:s/>In another book, everything/ in the physical and moral world is explained as an inexplicably absolute/ Necessity./</text:span></text:p>
      <text:p text:style-name="P3"><text:span text:style-name="T4"/></text:p>
      <text:p text:style-name="P3"><text:span text:style-name="T4">[Page 4]</text:span></text:p>
      <text:p text:style-name="P3"><text:span text:style-name="T4">No wonder that our reflecting youths continue undecided; and/ when to this state of mental vacillation, we add the cravings of/ the </text:span><text:span text:style-name="T2">passions</text:span><text:span text:style-name="T4"> flesh so strong so despotic in early days, &amp; a vivacious disposition restive under/ religious restraints, we may form a conception of the inward fight/ between faith and its adversaries. <text:s/>We </text:span><text:span text:style-name="T5">ought</text:span><text:span text:style-name="T6"> to deal tenderly/ with the thoughtful among the young, in this age of unsettled/ opinions. <text:s/>We should sympathise[sic!] rather than make issue with/ them. <text:s/>The learned </text:span><text:span text:style-name="T3">professor</text:span><text:span text:style-name="T6"> President at Princeton college justly/ remarks that it will vastly depend upon the </text:span><text:span text:style-name="T3">guidance</text:span><text:span text:style-name="T6"> bent which/ this generation will receive, whether positive religion or a ne-/-gation of it shall win in the </text:span><text:span text:style-name="T3">conflict</text:span><text:span text:style-name="T6"> hot contest of ideas. <text:s/>He sees/ much good and much evil in a state of ferment, but the/ good needs a kindly direction and then the evil may be/ forced to serve its opposite. <text:s/>In the attempt to lay open/ the foundations of every belief, our ambitious sons and daughters/ may dig very deep and bring up dirt. <text:s/>Some will jump at/ a false conclusion and confound the pure with the impure,k/ but if a guiding hand </text:span><text:soft-page-break/><text:span text:style-name="T6">draws our children out of the mire they/ themselves have </text:span><text:span text:style-name="T3">stirred</text:span><text:span text:style-name="T6"> raised up, they will acknowledge that the/ ground below was clear, and that they had stirred up rubbish./ <text:s/>In other words, ours is an age of inquiry, and intelligent youths/ will stop short at nothing in the way of investigation./</text:span></text:p>
      <text:p text:style-name="P3"><text:span text:style-name="T6"/></text:p>
      <text:p text:style-name="P3"><text:span text:style-name="T6">[Page 5]</text:span></text:p>
      <text:p text:style-name="P3"><text:span text:style-name="T6">To upbraid them for not paying homage to the convictions/ of their elders, for not showing reverence to the past, will/ not promote the cause of religion. <text:s/>It may make </text:span><text:span text:style-name="T3">of them</text:span><text:span text:style-name="T6">/ hypocrites of them, deceivers willing to hide their thoughts, but not believers./ <text:s/>To argue with them dispassionately, to set reasonings[sic!] against/ reasonings[sic!], to force them </text:span><text:span text:style-name="T3">with</text:span><text:span text:style-name="T6"> by intellectual weapons to surrender/ and confess God, Revelation and Immortality as the only saving/ triad, </text:span><text:span text:style-name="T3">capable of saving</text:span><text:span text:style-name="T6"> rescuing </text:span><text:span text:style-name="T3">delivering</text:span><text:span text:style-name="T6"> the individual and human society/ from destruction; to follow that way </text:span><text:span text:style-name="T3">we may</text:span><text:span text:style-name="T6"> will be to gain for the/ world a generation of faithful.(] inserted by author)/</text:span></text:p>
      <text:p text:style-name="P3"><text:span text:style-name="T6">Brethren. <text:s/>It does not lie in my power to ascertain whether/ the subversive notions imbibed from school books, and from/ collegiate instruction, from </text:span><text:span text:style-name="T3">the</text:span><text:span text:style-name="T6"> intercourse with the frivolous/ and from the instigations of the passions, have taken harbour/ in the breasts of any of my youthful hearers. <text:s/>It would be hap-/-piness for me to know </text:span><text:span text:style-name="T3">for sure</text:span><text:span text:style-name="T6"> with certainty that those under my ministry/ think wisely and believe righteously, but </text:span><text:span text:style-name="T3">at all events be as it may</text:span><text:span text:style-name="T6"> at all events, what/ I intend to say hereafter in the Synagogue, may be repeated/ outside, and effect some good among those who are infected/ with ideas hostile to religion. <text:s/>I purpose delivering a series/ of short lectures, in as easy a language, as compatible with difficulty/ of the subjects, on God, Revelation and Immortality./</text:span></text:p>
      <text:p text:style-name="P3"><text:span text:style-name="T6"/></text:p>
      <text:p text:style-name="P3"><text:span text:style-name="T6">[Page 6]</text:span></text:p>
      <text:p text:style-name="P3"><text:span text:style-name="T6">I may not be able to follow the course professed, conse-/-cutively; but I trust I shall not be compelled to allow a/ great interval between each address. <text:s/>Very possibly, the arguments/ I shall advance will not be new to my audience--what/ can be brought forward in our days which is not threadbare--? but/ they may rewaken[sic!] reflection. <text:s/>I shall offer nothing original, simply the result of </text:span><text:span text:style-name="T3">my</text:span><text:span text:style-name="T6"> conscientious/ studies after having consulted </text:span><text:span text:style-name="T3">deep</text:span><text:span text:style-name="T6"> the writings of deep thinkers/ and scholars of extensive learning. <text:s/>May the Lord bless my intention/ with success./</text:span></text:p>
      <text:p text:style-name="P3"><text:span text:style-name="T6">I know that just at present, a demand is made everywhere for/ </text:span><text:span text:style-name="T3">easy</text:span><text:span text:style-name="T6"> fitting instruction to the very youngest among the attendants at the/ </text:span><text:span text:style-name="T3">worship</text:span><text:span text:style-name="T6"> public service. <text:s/>But I judge that I can reach that important ele-/-ment elsewhere. <text:s/>At the Sunday-school our little boys and girls/ can hear me weekly. <text:s/>They should be there regularly, undeterred/ by </text:span><text:span text:style-name="T3">the weather</text:span><text:span text:style-name="T6"> light rain or snow, and they will receive useful teaching in/ the history of the Bible, in the spirit of the command-/-ments, and in the language of our prayers, so that they may/ become living worshippers[sic!], and not merely silent spectators in the/ house of God. <text:s/>I now announce that to-morrow morning/ at 9 o'clock I shall resume my tuition, and will be found at the/ school in 7</text:span><text:span text:style-name="T7">th</text:span><text:span text:style-name="T8"> st above Wood till about 11 o'clock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10:20:14.56</meta:creation-date>
    <dc:date>2013-02-18T11:02:46.82</dc:date>
    <meta:editing-duration>PT11M29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4" meta:paragraph-count="82" meta:word-count="1588" meta:character-count="9914"/>
  </office:meta>
</office:document-meta>
</file>